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86a" officeooo:paragraph-rsid="0009e86a"/>
    </style:style>
    <style:style style:name="T1" style:family="text">
      <style:text-properties officeooo:rsid="000bd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dracht 1</text:p>
      <text:p text:style-name="P1"/>
      <text:p text:style-name="P1">Waarom hebben organismen vaak een codon bias?</text:p>
      <text:p text:style-name="P1"/>
      <text:p text:style-name="P1">Werkt efficienter als de cel maar 1 soort trna maakt die voor dezelfde aminozuren coderen. Nu hoeft het maar 1 versie te maken in plaats val alle.</text:p>
      <text:p text:style-name="P1"/>
      <text:p text:style-name="P1"/>
      <text:p text:style-name="P1">Niet alle genen hebben een codon usage die past bij de codon bias. Waarom is dat zo?</text:p>
      <text:p text:style-name="P1"/>
      <text:p text:style-name="P1">Het is niet essentieel het heeft alleen effect op de effectiviteit.</text:p>
      <text:p text:style-name="P1"/>
      <text:p text:style-name="P1"/>
      <text:p text:style-name="P1">Wat wordt tijdens de evolutie beinvloed door wat?</text:p>
      <text:p text:style-name="P1"/>
      <text:p text:style-name="P1">De codon bias <text:span text:style-name="T1">beinvloed het GC-percent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35:44.829796499</meta:creation-date>
    <dc:date>2018-03-07T13:48:13.398643822</dc:date>
    <meta:editing-duration>PT1M38S</meta:editing-duration>
    <meta:editing-cycles>1</meta:editing-cycles>
    <meta:document-statistic meta:table-count="0" meta:image-count="0" meta:object-count="0" meta:page-count="1" meta:paragraph-count="7" meta:word-count="78" meta:character-count="443" meta:non-whitespace-character-count="372"/>
    <meta:generator>LibreOffice/5.1.6.2$Linux_X86_64 LibreOffice_project/10m0$Build-2</meta:generator>
  </office:meta>
</office:document-meta>
</file>